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ExceptionConfig.getLocalPathsRelativ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Config.PageFlowExceptio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Config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Config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Config.setIsPathContextRelative( boolean pathContext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Config.setDefaultMessage(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Config.getD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Config.setIsHandlerMethod( boolean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Config.isHandl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ExceptionConfig.isPathContext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